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56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000000" style:font-name="Calibri" fo:font-size="11pt" fo:language="pt" fo:country="PT" style:font-name-asian="Calibri" style:font-size-asian="11pt" style:font-name-complex="Calibri" style:font-size-complex="11pt"/>
    </style:style>
    <style:style style:name="ce4" style:family="table-cell" style:parent-style-name="Default" style:data-style-name="N61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ateleira</text:p>
          </table:table-cell>
          <table:table-cell office:value-type="string" calcext:value-type="string">
            <text:p>d(m)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e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Ramb</text:p>
          </table:table-cell>
          <table:table-cell office:value-type="string" calcext:value-type="string">
            <text:p>eRamb</text:p>
          </table:table-cell>
          <table:table-cell office:value-type="string" calcext:value-type="string">
            <text:p>Rsamb</text:p>
          </table:table-cell>
          <table:table-cell office:value-type="string" calcext:value-type="string">
            <text:p>eRsamb</text:p>
          </table:table-cell>
          <table:table-cell table:style-name="ce2" office:value-type="string" calcext:value-type="string">
            <text:p>Rc</text:p>
          </table:table-cell>
          <table:table-cell table:style-name="ce2" office:value-type="string" calcext:value-type="string">
            <text:p>eRc</text:p>
          </table:table-cell>
          <table:table-cell table:style-name="ce2" office:value-type="string" calcext:value-type="string">
            <text:p>TEMPO MORTO(<text:span text:style-name="T1">μs</text:span>)</text:p>
          </table:table-cell>
          <table:table-cell table:style-name="ce2" office:value-type="string" calcext:value-type="string">
            <text:p>σ T (μ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formula="of:=(1.75+1/8+1/8+1/4+1/8)*0.0254" office:value-type="float" office:value="0.060325" calcext:value-type="float">
            <text:p>0.060325</text:p>
          </table:table-cell>
          <table:table-cell office:value-type="float" office:value="2862" calcext:value-type="float">
            <text:p>2862</text:p>
          </table:table-cell>
          <table:table-cell office:value-type="float" office:value="2977" calcext:value-type="float">
            <text:p>2977</text:p>
          </table:table-cell>
          <table:table-cell table:formula="of:=[.C2]+[.D2]" office:value-type="float" office:value="5839" calcext:value-type="float">
            <text:p>5839</text:p>
          </table:table-cell>
          <table:table-cell table:formula="of:=SQRT([.E2])" office:value-type="float" office:value="76.4133496190293" calcext:value-type="float">
            <text:p>76.413349619</text:p>
          </table:table-cell>
          <table:table-cell table:formula="of:=[.E2]/120" office:value-type="float" office:value="48.6583333333333" calcext:value-type="float">
            <text:p>48.6583333333</text:p>
          </table:table-cell>
          <table:table-cell table:formula="of:=[.F2]/120" office:value-type="float" office:value="0.636777913491911" calcext:value-type="float">
            <text:p>0.6367779135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2]-[.I2]" office:value-type="float" office:value="48.1913333333333" calcext:value-type="float">
            <text:p>48.1913333333</text:p>
          </table:table-cell>
          <table:table-cell table:formula="of:=SQRT([.H2]*[.H2]+[.J2]*[.J2])" office:value-type="float" office:value="0.639789114561283" calcext:value-type="float">
            <text:p>0.6397891146</text:p>
          </table:table-cell>
          <table:table-cell table:style-name="ce2" table:formula="of:=[.K2]/(1-[.K2]*[.$O$2])" office:value-type="float" office:value="49.1735837151686" calcext:value-type="float">
            <text:p>49.1735837152</text:p>
          </table:table-cell>
          <table:table-cell table:style-name="ce3" table:formula="of:=(([.M2]/[.K2])^4*[.L2]*[.L2]+([.M2])^4*[.$P$2]*[.$P$2])^0.5" office:value-type="float" office:value="0.66797264796769" calcext:value-type="float">
            <text:p>0.667972648</text:p>
          </table:table-cell>
          <table:table-cell table:style-name="ce4" office:value-type="float" office:value="0.000414497011509201" calcext:value-type="float">
            <text:p>4.14E-04</text:p>
          </table:table-cell>
          <table:table-cell table:style-name="ce4" office:value-type="float" office:value="0.0000204731687160565" calcext:value-type="float">
            <text:p>2.05E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formula="of:=[.B2]+(1/4+1/8)*0.0254" office:value-type="float" office:value="0.06985" calcext:value-type="float">
            <text:p>0.06985</text:p>
          </table:table-cell>
          <table:table-cell office:value-type="float" office:value="1871" calcext:value-type="float">
            <text:p>1871</text:p>
          </table:table-cell>
          <table:table-cell office:value-type="float" office:value="1853" calcext:value-type="float">
            <text:p>1853</text:p>
          </table:table-cell>
          <table:table-cell table:formula="of:=[.C3]+[.D3]" office:value-type="float" office:value="3724" calcext:value-type="float">
            <text:p>3724</text:p>
          </table:table-cell>
          <table:table-cell table:formula="of:=SQRT([.E3])" office:value-type="float" office:value="61.0245852095694" calcext:value-type="float">
            <text:p>61.0245852096</text:p>
          </table:table-cell>
          <table:table-cell table:formula="of:=[.E3]/120" office:value-type="float" office:value="31.0333333333333" calcext:value-type="float">
            <text:p>31.0333333333</text:p>
          </table:table-cell>
          <table:table-cell table:formula="of:=[.F3]/120" office:value-type="float" office:value="0.508538210079745" calcext:value-type="float">
            <text:p>0.5085382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3]-[.I3]" office:value-type="float" office:value="30.5663333333333" calcext:value-type="float">
            <text:p>30.5663333333</text:p>
          </table:table-cell>
          <table:table-cell table:formula="of:=SQRT([.H3]*[.H3]+[.J3]*[.J3])" office:value-type="float" office:value="0.512303729355068" calcext:value-type="float">
            <text:p>0.5123037294</text:p>
          </table:table-cell>
          <table:table-cell table:style-name="ce2" table:formula="of:=[.K3]/(1-[.K3]*[.$O$2])" office:value-type="float" office:value="30.9585676684388" calcext:value-type="float">
            <text:p>30.9585676684</text:p>
          </table:table-cell>
          <table:table-cell table:style-name="ce3" table:formula="of:=(([.M3]/[.K3])^4*[.L3]*[.L3]+([.M3])^4*[.$P$2]*[.$P$2])^0.5" office:value-type="float" office:value="0.525902283670199" calcext:value-type="float">
            <text:p>0.525902283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table:formula="of:=[.B3]+(1/4+1/8)*0.0254" office:value-type="float" office:value="0.079375" calcext:value-type="float">
            <text:p>0.079375</text:p>
          </table:table-cell>
          <table:table-cell office:value-type="float" office:value="1235" calcext:value-type="float">
            <text:p>1235</text:p>
          </table:table-cell>
          <table:table-cell office:value-type="float" office:value="1252" calcext:value-type="float">
            <text:p>1252</text:p>
          </table:table-cell>
          <table:table-cell table:formula="of:=[.C4]+[.D4]" office:value-type="float" office:value="2487" calcext:value-type="float">
            <text:p>2487</text:p>
          </table:table-cell>
          <table:table-cell table:formula="of:=SQRT([.E4])" office:value-type="float" office:value="49.8698305591667" calcext:value-type="float">
            <text:p>49.8698305592</text:p>
          </table:table-cell>
          <table:table-cell table:formula="of:=[.E4]/120" office:value-type="float" office:value="20.725" calcext:value-type="float">
            <text:p>20.725</text:p>
          </table:table-cell>
          <table:table-cell table:formula="of:=[.F4]/120" office:value-type="float" office:value="0.415581921326389" calcext:value-type="float">
            <text:p>0.4155819213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4]-[.I4]" office:value-type="float" office:value="20.258" calcext:value-type="float">
            <text:p>20.258</text:p>
          </table:table-cell>
          <table:table-cell table:formula="of:=SQRT([.H4]*[.H4]+[.J4]*[.J4])" office:value-type="float" office:value="0.420181310071418" calcext:value-type="float">
            <text:p>0.4201813101</text:p>
          </table:table-cell>
          <table:table-cell table:style-name="ce2" table:formula="of:=[.K4]/(1-[.K4]*[.$O$2])" office:value-type="float" office:value="20.4295444425188" calcext:value-type="float">
            <text:p>20.4295444425</text:p>
          </table:table-cell>
          <table:table-cell table:style-name="ce3" table:formula="of:=(([.M4]/[.K4])^4*[.L4]*[.L4]+([.M4])^4*[.$P$2]*[.$P$2])^0.5" office:value-type="float" office:value="0.427413040227726" calcext:value-type="float">
            <text:p>0.427413040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table:formula="of:=[.B4]+(1/4+1/8)*0.0254" office:value-type="float" office:value="0.0889" calcext:value-type="float">
            <text:p>0.0889</text:p>
          </table:table-cell>
          <table:table-cell office:value-type="float" office:value="883" calcext:value-type="float">
            <text:p>883</text:p>
          </table:table-cell>
          <table:table-cell office:value-type="float" office:value="904" calcext:value-type="float">
            <text:p>904</text:p>
          </table:table-cell>
          <table:table-cell table:formula="of:=[.C5]+[.D5]" office:value-type="float" office:value="1787" calcext:value-type="float">
            <text:p>1787</text:p>
          </table:table-cell>
          <table:table-cell table:formula="of:=SQRT([.E5])" office:value-type="float" office:value="42.2729227756965" calcext:value-type="float">
            <text:p>42.2729227757</text:p>
          </table:table-cell>
          <table:table-cell table:formula="of:=[.E5]/120" office:value-type="float" office:value="14.8916666666667" calcext:value-type="float">
            <text:p>14.8916666667</text:p>
          </table:table-cell>
          <table:table-cell table:formula="of:=[.F5]/120" office:value-type="float" office:value="0.352274356464138" calcext:value-type="float">
            <text:p>0.3522743565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5]-[.I5]" office:value-type="float" office:value="14.4246666666667" calcext:value-type="float">
            <text:p>14.4246666667</text:p>
          </table:table-cell>
          <table:table-cell table:formula="of:=SQRT([.H5]*[.H5]+[.J5]*[.J5])" office:value-type="float" office:value="0.357688722525917" calcext:value-type="float">
            <text:p>0.3576887225</text:p>
          </table:table-cell>
          <table:table-cell table:style-name="ce2" table:formula="of:=[.K5]/(1-[.K5]*[.$O$2])" office:value-type="float" office:value="14.5114302355983" calcext:value-type="float">
            <text:p>14.5114302356</text:p>
          </table:table-cell>
          <table:table-cell table:style-name="ce3" table:formula="of:=(([.M5]/[.K5])^4*[.L5]*[.L5]+([.M5])^4*[.$P$2]*[.$P$2])^0.5" office:value-type="float" office:value="0.362030290664079" calcext:value-type="float">
            <text:p>0.362030290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table:formula="of:=[.B5]+(1/4+1/8)*0.0254" office:value-type="float" office:value="0.098425" calcext:value-type="float">
            <text:p>0.098425</text:p>
          </table:table-cell>
          <table:table-cell office:value-type="float" office:value="782" calcext:value-type="float">
            <text:p>782</text:p>
          </table:table-cell>
          <table:table-cell office:value-type="float" office:value="731" calcext:value-type="float">
            <text:p>731</text:p>
          </table:table-cell>
          <table:table-cell table:formula="of:=[.C6]+[.D6]" office:value-type="float" office:value="1513" calcext:value-type="float">
            <text:p>1513</text:p>
          </table:table-cell>
          <table:table-cell table:formula="of:=SQRT([.E6])" office:value-type="float" office:value="38.8973006775534" calcext:value-type="float">
            <text:p>38.8973006776</text:p>
          </table:table-cell>
          <table:table-cell table:formula="of:=[.E6]/120" office:value-type="float" office:value="12.6083333333333" calcext:value-type="float">
            <text:p>12.6083333333</text:p>
          </table:table-cell>
          <table:table-cell table:formula="of:=[.F6]/120" office:value-type="float" office:value="0.324144172312945" calcext:value-type="float">
            <text:p>0.3241441723</text:p>
          </table:table-cell>
          <table:table-cell office:value-type="float" office:value="0.467" calcext:value-type="float">
            <text:p>0.467</text:p>
          </table:table-cell>
          <table:table-cell office:value-type="float" office:value="0.062" calcext:value-type="float">
            <text:p>0.062</text:p>
          </table:table-cell>
          <table:table-cell table:formula="of:=[.G6]-[.I6]" office:value-type="float" office:value="12.1413333333333" calcext:value-type="float">
            <text:p>12.1413333333</text:p>
          </table:table-cell>
          <table:table-cell table:formula="of:=SQRT([.H6]*[.H6]+[.J6]*[.J6])" office:value-type="float" office:value="0.330020369741694" calcext:value-type="float">
            <text:p>0.3300203697</text:p>
          </table:table-cell>
          <table:table-cell table:style-name="ce2" table:formula="of:=[.K6]/(1-[.K6]*[.$O$2])" office:value-type="float" office:value="12.2027442095606" calcext:value-type="float">
            <text:p>12.2027442096</text:p>
          </table:table-cell>
          <table:table-cell table:style-name="ce3" table:formula="of:=(([.M6]/[.K6])^4*[.L6]*[.L6]+([.M6])^4*[.$P$2]*[.$P$2])^0.5" office:value-type="float" office:value="0.333381238709036" calcext:value-type="float">
            <text:p>0.3333812387</text:p>
          </table:table-cell>
          <table:table-cell table:number-columns-repeated="2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number-columns-repeated="13"/>
          <table:table-cell table:style-name="ce2" table:number-columns-repeated="2"/>
          <table:table-cell/>
        </table:table-row>
        <table:table-row table:style-name="ro3">
          <table:table-cell table:number-columns-repeated="2"/>
          <table:table-cell office:value-type="string" calcext:value-type="string">
            <text:p>fit</text:p>
          </table:table-cell>
          <table:table-cell table:number-columns-repeated="10"/>
          <table:table-cell table:style-name="ce4" table:number-columns-repeated="2"/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d(m)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Rc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" table:formula="of:=(1.75+1/8+1/8+1/4+1/8)*0.0254" office:value-type="float" office:value="0.060325" calcext:value-type="float">
            <text:p>0.060325</text:p>
          </table:table-cell>
          <table:table-cell office:value-type="float" office:value="49.1735837151686" calcext:value-type="float">
            <text:p>49.1735837152</text:p>
          </table:table-cell>
          <table:table-cell office:value-type="float" office:value="0" calcext:value-type="float">
            <text:p>0</text:p>
          </table:table-cell>
          <table:table-cell office:value-type="float" office:value="0.66797264796769" calcext:value-type="float">
            <text:p>0.667972648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" table:formula="of:=[.C12]+(1/4+1/8)*0.0254" office:value-type="float" office:value="0.06985" calcext:value-type="float">
            <text:p>0.06985</text:p>
          </table:table-cell>
          <table:table-cell office:value-type="float" office:value="30.9585676684388" calcext:value-type="float">
            <text:p>30.9585676684</text:p>
          </table:table-cell>
          <table:table-cell office:value-type="float" office:value="0" calcext:value-type="float">
            <text:p>0</text:p>
          </table:table-cell>
          <table:table-cell office:value-type="float" office:value="0.525902283670199" calcext:value-type="float">
            <text:p>0.5259022837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" table:formula="of:=[.C13]+(1/4+1/8)*0.0254" office:value-type="float" office:value="0.079375" calcext:value-type="float">
            <text:p>0.079375</text:p>
          </table:table-cell>
          <table:table-cell office:value-type="float" office:value="20.4295444425188" calcext:value-type="float">
            <text:p>20.4295444425</text:p>
          </table:table-cell>
          <table:table-cell office:value-type="float" office:value="0" calcext:value-type="float">
            <text:p>0</text:p>
          </table:table-cell>
          <table:table-cell office:value-type="float" office:value="0.427413040227726" calcext:value-type="float">
            <text:p>0.4274130402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" table:formula="of:=[.C14]+(1/4+1/8)*0.0254" office:value-type="float" office:value="0.0889" calcext:value-type="float">
            <text:p>0.0889</text:p>
          </table:table-cell>
          <table:table-cell office:value-type="float" office:value="14.5114302355983" calcext:value-type="float">
            <text:p>14.5114302356</text:p>
          </table:table-cell>
          <table:table-cell office:value-type="float" office:value="0" calcext:value-type="float">
            <text:p>0</text:p>
          </table:table-cell>
          <table:table-cell office:value-type="float" office:value="0.362030290664079" calcext:value-type="float">
            <text:p>0.3620302907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" table:formula="of:=[.C15]+(1/4+1/8)*0.0254" office:value-type="float" office:value="0.098425" calcext:value-type="float">
            <text:p>0.098425</text:p>
          </table:table-cell>
          <table:table-cell office:value-type="float" office:value="12.2027442095606" calcext:value-type="float">
            <text:p>12.2027442096</text:p>
          </table:table-cell>
          <table:table-cell office:value-type="float" office:value="0" calcext:value-type="float">
            <text:p>0</text:p>
          </table:table-cell>
          <table:table-cell office:value-type="float" office:value="0.333381238709036" calcext:value-type="float">
            <text:p>0.333381238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1" number:min-integer-digits="1" number:grouping="true"/>
    </number:number-style>
    <number:percentage-style style:name="N133">
      <number:number number:decimal-places="3" number:min-integer-digits="1"/>
      <number:text>%</number:text>
    </number:percentage-style>
    <number:percentage-style style:name="N134">
      <number:number number:decimal-places="4" number:min-integer-digits="1"/>
      <number:text>%</number:text>
    </number:percentage-style>
    <number:percentage-style style:name="N135">
      <number:number number:decimal-places="5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6:00:00.940938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5:58:59.307747692</meta:creation-date>
    <dc:date>2015-11-12T17:11:54.475989115</dc:date>
    <meta:editing-duration>PT59M35S</meta:editing-duration>
    <meta:editing-cycles>4</meta:editing-cycles>
    <meta:generator>LibreOffice/4.2.8.2$Linux_X86_64 LibreOffice_project/420m0$Build-2</meta:generator>
    <meta:document-statistic meta:table-count="1" meta:cell-count="113" meta:object-count="0"/>
  </office:meta>
</office:document-meta>
</file>